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WrappingController.handleRequestInternal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WrappingController.setServletClass( Class &lt; ? extends Servlet &gt; servl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ervletConfig.getIni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rappingController.ServletWrapping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rappingController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ServletConfig.getInitParameter( String para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rappingController.setInitParameters( Properties init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rappingController.setServletName( String servle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ervletConfig.getServ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rappingController.afterProperties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legatingServletConfig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rappingController.setBean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